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orizontal_20_Line">
      <style:paragraph-properties fo:text-align="justify" style:justify-single-word="false" fo:orphans="2" fo:widows="2"/>
      <style:text-properties fo:font-size="8pt" style:font-size-asian="8pt" style:font-size-complex="8pt"/>
    </style:style>
    <style:style style:name="P3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8pt" fo:letter-spacing="normal" fo:language="pt" fo:country="BR" fo:font-style="normal" fo:font-weight="normal" style:font-size-asian="8pt" style:font-size-complex="8pt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8pt" fo:letter-spacing="normal" fo:language="pt" fo:country="BR" fo:font-style="normal" fo:font-weight="normal" style:font-size-asian="8pt" style:font-size-complex="8pt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font-size="8pt" fo:letter-spacing="normal" style:font-size-asian="8pt" style:font-size-complex="8pt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fo:font-size="8pt" fo:letter-spacing="normal" style:font-size-asian="8pt" style:font-size-complex="8pt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8pt" fo:letter-spacing="normal" fo:language="pt" fo:country="BR" fo:font-style="normal" fo:font-weight="normal" style:font-size-asian="8pt" style:font-size-complex="8pt"/>
    </style:style>
    <style:style style:name="P8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8pt" fo:letter-spacing="normal" fo:language="pt" fo:country="BR" fo:font-style="normal" fo:font-weight="normal" style:font-size-asian="8pt" style:font-size-complex="8pt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ans-serif" fo:font-size="6pt" fo:letter-spacing="normal" fo:font-style="normal" style:text-underline-style="none" fo:font-weight="normal" style:text-blinking="false" style:font-size-asian="6pt" style:font-size-complex="6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ans-serif" fo:font-size="8pt" fo:letter-spacing="normal" fo:font-style="normal" style:text-underline-style="none" fo:font-weight="normal" style:text-blinking="false" style:font-size-asian="8pt" style:font-size-complex="8pt"/>
    </style:style>
    <style:style style:name="T5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6" style:family="text">
      <style:text-properties fo:font-variant="normal" fo:text-transform="none" fo:color="#333333" loext:opacity="100%" style:font-name="sans-serif" fo:letter-spacing="normal" fo:language="pt" fo:country="BR" fo:font-style="normal" fo:font-weight="normal"/>
    </style:style>
    <style:style style:name="T7" style:family="text">
      <style:text-properties fo:font-variant="normal" fo:text-transform="none" fo:color="#333333" loext:opacity="100%" style:font-name="sans-serif" fo:font-size="6pt" fo:letter-spacing="normal" fo:language="pt" fo:country="BR" fo:font-style="normal" fo:font-weight="normal" style:font-size-asian="6pt" style:font-size-complex="6pt"/>
    </style:style>
    <style:style style:name="T8" style:family="text">
      <style:text-properties fo:font-variant="normal" fo:text-transform="none" fo:color="#333333" loext:opacity="100%" style:font-name="sans-serif" fo:font-size="8pt" fo:letter-spacing="normal" fo:language="pt" fo:country="BR" fo:font-style="normal" fo:font-weight="normal" style:font-size-asian="8pt" style:font-size-complex="8pt"/>
    </style:style>
    <style:style style:name="T9" style:family="text">
      <style:text-properties style:font-name="courier" fo:font-size="9pt" fo:language="pt" fo:country="BR" fo:font-style="normal" fo:font-weight="normal"/>
    </style:style>
    <style:style style:name="T10" style:family="text">
      <style:text-properties style:font-name="courier" fo:language="pt" fo:country="BR" fo:font-style="normal" fo:font-weight="normal"/>
    </style:style>
    <style:style style:name="Sect1" style:family="section">
      <style:section-properties style:writing-mode="lr-tb" fo:margin-left="-1.365cm" fo:margin-right="-1.346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struturaDeDecisao?action=fullsearch&amp;context=180&amp;value=linkto%3A%22EstruturaDeDecisao%22" text:style-name="Internet_20_link" text:visited-style-name="Visited_20_Internet_20_Link"><text:span text:style-name="T4">EstruturaDeDecisao</text:span></text:a></text:h>
      <text:section text:style-name="Sect1" text:name="content">
        <text:p text:style-name="P9"><text:bookmark text:name="top"/><text:bookmark text:name="line-1"/><text:span text:style-name="T8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2"/>
        <text:list xml:id="list1944794422" text:style-name="L1">
          <text:list-item>
            <text:p text:style-name="P7"><text:bookmark text:name="line-3"/><text:bookmark text:name="line-4"/>Faça um Programa que peça dois números e imprima o maior deles.<text:bookmark text:name="line-5"/><text:bookmark text:name="line-6"/></text:p>
          </text:list-item>
          <text:list-item>
            <text:p text:style-name="P7">Faça um Programa que peça um valor e mostre na tela se o valor é positivo ou negativo.<text:bookmark text:name="line-7"/><text:bookmark text:name="line-8"/></text:p>
          </text:list-item>
          <text:list-item>
            <text:p text:style-name="P7">Faça um Programa que verifique se uma letra digitada é "F" ou "M". Conforme a letra escrever: F - Feminino, M - Masculino, Sexo Inválido.<text:bookmark text:name="line-9"/><text:bookmark text:name="line-10"/></text:p>
          </text:list-item>
          <text:list-item>
            <text:p text:style-name="P7">Faça um Programa que verifique se uma letra digitada é vogal ou consoante.<text:bookmark text:name="line-11"/><text:bookmark text:name="line-12"/></text:p>
          </text:list-item>
          <text:list-item>
            <text:p text:style-name="P7">Faça um programa para a leitura de duas notas parciais de um aluno. O programa deve calcular a média alcançada por aluno e apresentar:<text:bookmark text:name="line-13"/><text:bookmark text:name="line-14"/></text:p>
            <text:list>
              <text:list-item>
                <text:p text:style-name="P7">A mensagem "Aprovado", se a média alcançada for maior ou igual a sete;<text:bookmark text:name="line-15"/></text:p>
              </text:list-item>
              <text:list-item>
                <text:p text:style-name="P7">A mensagem "Reprovado", se a média for menor do que sete;<text:bookmark text:name="line-16"/></text:p>
              </text:list-item>
              <text:list-item>
                <text:p text:style-name="P7">A mensagem "Aprovado com Distinção", se a média for igual a dez.<text:bookmark text:name="line-17"/><text:bookmark text:name="line-18"/></text:p>
              </text:list-item>
            </text:list>
          </text:list-item>
          <text:list-item>
            <text:p text:style-name="P7">Faça um Programa que leia três números e mostre o maior deles.<text:bookmark text:name="line-19"/><text:bookmark text:name="line-20"/></text:p>
          </text:list-item>
          <text:list-item>
            <text:p text:style-name="P7">Faça um Programa que leia três números e mostre o maior e o menor deles.<text:bookmark text:name="line-21"/><text:bookmark text:name="line-22"/></text:p>
          </text:list-item>
          <text:list-item>
            <text:p text:style-name="P7">Faça um programa que pergunte o preço de três produtos e informe qual produto você deve comprar, sabendo que a decisão é sempre pelo mais barato.<text:bookmark text:name="line-23"/><text:bookmark text:name="line-24"/></text:p>
          </text:list-item>
          <text:list-item>
            <text:p text:style-name="P7">Faça um Programa que leia três números e mostre-os em ordem decrescente.<text:bookmark text:name="line-25"/><text:bookmark text:name="line-26"/></text:p>
          </text:list-item>
          <text:list-item>
            <text:p text:style-name="P7">Faça um Programa que pergunte em que turno você estuda. Peça para digitar M-matutino ou V-Vespertino ou N- Noturno. Imprima a mensagem "Bom Dia!", "Boa Tarde!" ou "Boa Noite!" ou "Valor Inválido!", conforme o caso.<text:bookmark text:name="line-27"/><text:bookmark text:name="line-28"/></text:p>
          </text:list-item>
          <text:list-item>
            <text:p text:style-name="P7">As Organizações Tabajara resolveram dar um aumento de salário aos seus colaboradores e lhe contraram para desenvolver o programa que calculará os reajustes.<text:bookmark text:name="line-29"/><text:bookmark text:name="line-30"/></text:p>
            <text:list>
              <text:list-item>
                <text:p text:style-name="P7">Faça um programa que recebe o salário de um colaborador e o reajuste segundo o seguinte critério, baseado no salário atual:<text:bookmark text:name="line-31"/><text:bookmark text:name="line-32"/></text:p>
              </text:list-item>
              <text:list-item>
                <text:p text:style-name="P7">salários até R$ 280,00 (incluindo) : aumento de 20%<text:bookmark text:name="line-33"/></text:p>
              </text:list-item>
              <text:list-item>
                <text:p text:style-name="P7">salários entre R$ 280,00 e R$ 700,00 : aumento de 15%<text:bookmark text:name="line-34"/></text:p>
              </text:list-item>
              <text:list-item>
                <text:p text:style-name="P7">salários entre R$ 700,00 e R$ 1500,00 : aumento de 10%<text:bookmark text:name="line-35"/></text:p>
              </text:list-item>
              <text:list-item>
                <text:p text:style-name="P7">salários de R$ 1500,00 em diante : aumento de 5% <text:bookmark text:name="line-36"/><text:bookmark text:name="line-37"/>Após o aumento ser realizado, informe na tela:<text:bookmark text:name="line-38"/><text:bookmark text:name="line-39"/></text:p>
              </text:list-item>
              <text:list-item>
                <text:p text:style-name="P7">o salário antes do reajuste;<text:bookmark text:name="line-40"/></text:p>
              </text:list-item>
              <text:list-item>
                <text:p text:style-name="P7">o percentual de aumento aplicado;<text:bookmark text:name="line-41"/></text:p>
              </text:list-item>
              <text:list-item>
                <text:p text:style-name="P7">o valor do aumento;<text:bookmark text:name="line-42"/></text:p>
              </text:list-item>
              <text:list-item>
                <text:p text:style-name="P7">o novo salário, após o aumento.<text:bookmark text:name="line-43"/><text:bookmark text:name="line-44"/></text:p>
              </text:list-item>
            </text:list>
          </text:list-item>
          <text:list-item>
            <text:p text:style-name="P7">Faça um programa para o cálculo de uma folha de pagamento, sabendo que os descontos são do Imposto de Renda, que depende do salário bruto (conforme tabela abaixo) e 3% para o Sindicato e que o FGTS corresponde a 11% do Salário Bruto, mas não é descontado (é a empresa que deposita). O Salário Líquido corresponde ao Salário Bruto menos os descontos. O programa deverá pedir ao usuário o valor da sua hora e a quantidade de horas trabalhadas no mês.<text:bookmark text:name="line-45"/><text:bookmark text:name="line-46"/></text:p>
            <text:list>
              <text:list-item>
                <text:p text:style-name="P7">Desconto do IR:<text:bookmark text:name="line-47"/></text:p>
              </text:list-item>
              <text:list-item>
                <text:p text:style-name="P7">Salário Bruto até 900 (inclusive) - isento<text:bookmark text:name="line-48"/></text:p>
              </text:list-item>
              <text:list-item>
                <text:p text:style-name="P7">Salário Bruto até 1500 (inclusive) - desconto de 5%<text:bookmark text:name="line-49"/></text:p>
              </text:list-item>
              <text:list-item>
                <text:p text:style-name="P7">Salário Bruto até 2500 (inclusive) - desconto de 10%<text:bookmark text:name="line-50"/></text:p>
              </text:list-item>
              <text:list-item>
                <text:p text:style-name="P8">Salário Bruto acima de 2500 - desconto de 20% <text:bookmark text:name="line-51"/><text:bookmark text:name="line-52"/>Imprima na tela as informações, dispostas conforme o exemplo abaixo. No exemplo o valor da hora é 5 e a quantidade de hora é 220.<text:bookmark text:name="line-53"/><text:bookmark text:name="line-54"/><text:bookmark text:name="line-55"/><text:bookmark text:name="line-56"/><text:bookmark text:name="line-57"/><text:bookmark text:name="line-58"/><text:bookmark text:name="line-59"/><text:bookmark text:name="line-60"/></text:p>
                <text:p text:style-name="P5"><text:bookmark text:name="line-110"/><text:s text:c="8"/><text:span text:style-name="T10">Salário Bruto: (5 * 220) <text:s text:c="7"/>: R$ 1100,00</text:span></text:p>
                <text:p text:style-name="P5"><text:bookmark text:name="line-210"/><text:s text:c="8"/><text:span text:style-name="T10">(-) IR (5%) <text:s text:c="20"/>: R$ <text:s text:c="2"/>55,00 <text:s/></text:span></text:p>
                <text:p text:style-name="P5"><text:bookmark text:name="line-310"/><text:s text:c="8"/><text:span text:style-name="T10">(-) INSS ( 10%) <text:s text:c="16"/>: R$ <text:s/>110,00</text:span></text:p>
                <text:p text:style-name="P5"><text:bookmark text:name="line-410"/><text:s text:c="8"/><text:span text:style-name="T10">FGTS (11%) <text:s text:c="21"/>: R$ <text:s/>121,00</text:span></text:p>
                <text:p text:style-name="P5"><text:bookmark text:name="line-510"/><text:s text:c="8"/><text:span text:style-name="T10">Total de descontos <text:s text:c="13"/>: R$ <text:s/>165,00</text:span></text:p>
                <text:p text:style-name="P6"><text:bookmark text:name="line-61"/><text:s text:c="8"/><text:span text:style-name="T10">Salário Liquido <text:s text:c="16"/>: R$ <text:s/>935,00</text:span></text:p>
              </text:list-item>
            </text:list>
          </text:list-item>
          <text:list-item>
            <text:p text:style-name="P7"><text:bookmark text:name="line-611"/><text:bookmark text:name="line-62"/>Faça um Programa que leia um número e exiba o dia correspondente da semana. (1-Domingo, 2- Segunda, etc.), se digitar outro valor deve aparecer valor inválido.<text:bookmark text:name="line-63"/><text:bookmark text:name="line-64"/></text:p>
          </text:list-item>
          <text:list-item>
            <text:p text:style-name="P7">Faça um programa que lê as duas notas parciais obtidas por um aluno numa disciplina ao longo de um semestre, e calcule a sua média. A atribuição de conceitos obedece à tabela abaixo:<text:bookmark text:name="line-65"/><text:bookmark text:name="line-66"/></text:p>
            <text:list>
              <text:list-item>
                <text:p text:style-name="P5"><text:bookmark text:name="line-67"/><text:bookmark text:name="line-68"/><text:bookmark text:name="line-69"/><text:bookmark text:name="line-70"/><text:bookmark text:name="line-71"/><text:bookmark text:name="line-72"/><text:bookmark text:name="line-73"/><text:bookmark text:name="line-1-1"/><text:s text:c="2"/><text:span text:style-name="T10">Média de Aproveitamento <text:s/>Conceito</text:span></text:p>
                <text:p text:style-name="P5"><text:bookmark text:name="line-2-1"/><text:s text:c="2"/><text:span text:style-name="T10">Entre 9.0 e 10.0 <text:s text:c="7"/>A</text:span></text:p>
                <text:p text:style-name="P5"><text:bookmark text:name="line-3-1"/><text:s text:c="2"/><text:span text:style-name="T10">Entre 7.5 e 9.0 <text:s text:c="8"/>B</text:span></text:p>
                <text:p text:style-name="P5"><text:bookmark text:name="line-4-1"/><text:s text:c="2"/><text:span text:style-name="T10">Entre 6.0 e 7.5 <text:s text:c="8"/>C</text:span></text:p>
                <text:p text:style-name="P5"><text:bookmark text:name="line-5-1"/><text:s text:c="2"/><text:span text:style-name="T10">Entre 4.0 e 6.0 <text:s text:c="8"/>D</text:span></text:p>
                <text:p text:style-name="P6"><text:bookmark text:name="line-6-1"/><text:s text:c="2"/><text:span text:style-name="T10">Entre 4.0 e zero <text:s text:c="7"/>E</text:span></text:p>
                <text:p text:style-name="P7"><text:bookmark text:name="line-74"/><text:bookmark text:name="line-75"/>O algoritmo deve mostrar na tela as notas, a média, o conceito correspondente e a mensagem “APROVADO” se o conceito for A, B ou C ou “REPROVADO” se o conceito for D ou E.<text:bookmark text:name="line-76"/><text:bookmark text:name="line-77"/></text:p>
              </text:list-item>
            </text:list>
          </text:list-item>
          <text:list-item>
            <text:p text:style-name="P7">Faça um Programa que peça os 3 lados de um triângulo. O programa deverá informar se os valores podem ser um triângulo. Indique, caso os lados formem um triângulo, se o mesmo é: equilátero, isósceles ou escaleno.<text:bookmark text:name="line-78"/></text:p>
            <text:list>
              <text:list-item>
                <text:p text:style-name="P7"><text:soft-page-break/>Dicas:<text:bookmark text:name="line-79"/></text:p>
              </text:list-item>
              <text:list-item>
                <text:p text:style-name="P7">Três lados formam um triângulo quando a soma de quaisquer dois lados for maior que o terceiro;<text:bookmark text:name="line-80"/></text:p>
              </text:list-item>
              <text:list-item>
                <text:p text:style-name="P7">Triângulo Equilátero: três lados iguais;<text:bookmark text:name="line-81"/></text:p>
              </text:list-item>
              <text:list-item>
                <text:p text:style-name="P7">Triângulo Isósceles: quaisquer dois lados iguais;<text:bookmark text:name="line-82"/></text:p>
              </text:list-item>
              <text:list-item>
                <text:p text:style-name="P7">Triângulo Escaleno: três lados diferentes;<text:bookmark text:name="line-83"/><text:bookmark text:name="line-84"/></text:p>
              </text:list-item>
            </text:list>
          </text:list-item>
          <text:list-item>
            <text:p text:style-name="P7">Faça um programa que calcule as raízes de uma equação do segundo grau, na forma ax2 + bx + c. O programa deverá pedir os valores de a, b e c e fazer as consistências, informando ao usuário nas seguintes situações:<text:bookmark text:name="line-85"/><text:bookmark text:name="line-86"/></text:p>
            <text:list>
              <text:list-item>
                <text:p text:style-name="P7">Se o usuário informar o valor de A igual a zero, a equação não é do segundo grau e o programa não deve fazer pedir os demais valores, sendo encerrado;<text:bookmark text:name="line-87"/></text:p>
              </text:list-item>
              <text:list-item>
                <text:p text:style-name="P7">Se o delta calculado for negativo, a equação não possui raizes reais. Informe ao usuário e encerre o programa;<text:bookmark text:name="line-88"/></text:p>
              </text:list-item>
              <text:list-item>
                <text:p text:style-name="P7">Se o delta calculado for igual a zero a equação possui apenas uma raiz real; informe-a ao usuário;<text:bookmark text:name="line-89"/></text:p>
              </text:list-item>
              <text:list-item>
                <text:p text:style-name="P7">Se o delta for positivo, a equação possui duas raiz reais; informe-as ao usuário;<text:bookmark text:name="line-90"/><text:bookmark text:name="line-91"/></text:p>
              </text:list-item>
            </text:list>
          </text:list-item>
          <text:list-item>
            <text:p text:style-name="P7">Faça um Programa que peça um número correspondente a um determinado ano e em seguida informe se este ano é ou não bissexto.<text:bookmark text:name="line-92"/><text:bookmark text:name="line-93"/></text:p>
          </text:list-item>
          <text:list-item>
            <text:p text:style-name="P7">Faça um Programa que peça uma data no formato dd/mm/aaaa e determine se a mesma é uma data válida.<text:bookmark text:name="line-94"/><text:bookmark text:name="line-95"/></text:p>
          </text:list-item>
          <text:list-item>
            <text:p text:style-name="P7">Faça um Programa que leia um número inteiro menor que 1000 e imprima a quantidade de centenas, dezenas e unidades do mesmo.<text:bookmark text:name="line-96"/></text:p>
            <text:list>
              <text:list-item>
                <text:p text:style-name="P7">Observando os termos no plural a colocação do "e", da vírgula entre outros. <text:bookmark text:name="line-97"/><text:bookmark text:name="line-98"/>Exemplo:<text:bookmark text:name="line-99"/></text:p>
              </text:list-item>
              <text:list-item>
                <text:p text:style-name="P7">326 = 3 centenas, 2 dezenas e 6 unidades<text:bookmark text:name="line-100"/></text:p>
              </text:list-item>
              <text:list-item>
                <text:p text:style-name="P7">12 = 1 dezena e 2 unidades <text:bookmark text:name="line-101"/><text:bookmark text:name="line-102"/>Testar com: 326, 300, 100, 320, 310,305, 301, 101, 311, 111, 25, 20, 10, 21, 11, 1, 7 e 16<text:bookmark text:name="line-103"/><text:bookmark text:name="line-104"/></text:p>
              </text:list-item>
            </text:list>
          </text:list-item>
          <text:list-item>
            <text:p text:style-name="P7">Faça um Programa para leitura de três notas parciais de um aluno. O programa deve calcular a média alcançada por aluno e presentar:<text:bookmark text:name="line-105"/></text:p>
            <text:list>
              <text:list-item>
                <text:p text:style-name="P7">A mensagem "Aprovado", se a média for maior ou igual a 7, com a respectiva média alcançada;<text:bookmark text:name="line-106"/></text:p>
              </text:list-item>
              <text:list-item>
                <text:p text:style-name="P7">A mensagem "Reprovado", se a média for menor do que 7, com a respectiva média alcançada;<text:bookmark text:name="line-107"/></text:p>
              </text:list-item>
              <text:list-item>
                <text:p text:style-name="P7">A mensagem "Aprovado com Distinção", se a média for igual a 10.<text:bookmark text:name="line-108"/><text:bookmark text:name="line-109"/></text:p>
              </text:list-item>
            </text:list>
          </text:list-item>
          <text:list-item>
            <text:p text:style-name="P7">Faça um Programa para um caixa eletrônico. O programa deverá perguntar ao usuário a valor do saque e depois informar quantas notas de cada valor serão fornecidas. As notas disponíveis serão as de 1, 5, 10, 50 e 100 reais. O valor mínimo é de 10 reais e o máximo de 600 reais. O programa não deve se preocupar com a quantidade de notas existentes na máquina.<text:bookmark text:name="line-1101"/></text:p>
            <text:list>
              <text:list-item>
                <text:p text:style-name="P7">Exemplo 1: Para sacar a quantia de 256 reais, o programa fornece duas notas de 100, uma nota de 50, uma nota de 5 e uma nota de 1;<text:bookmark text:name="line-111"/></text:p>
              </text:list-item>
              <text:list-item>
                <text:p text:style-name="P7">Exemplo 2: Para sacar a quantia de 399 reais, o programa fornece três notas de 100, uma nota de 50, quatro notas de 10, uma nota de 5 e quatro notas de 1.<text:bookmark text:name="line-112"/><text:bookmark text:name="line-113"/></text:p>
              </text:list-item>
            </text:list>
          </text:list-item>
          <text:list-item>
            <text:p text:style-name="P7">Faça um Programa que peça um número inteiro e determine se ele é par ou impar. Dica: utilize o operador módulo (resto da divisão).<text:bookmark text:name="line-114"/><text:bookmark text:name="line-115"/></text:p>
          </text:list-item>
          <text:list-item>
            <text:p text:style-name="P7">Faça um Programa que peça um número e informe se o número é inteiro ou decimal. Dica: utilize uma função de arredondamento.<text:bookmark text:name="line-116"/><text:bookmark text:name="line-117"/></text:p>
          </text:list-item>
          <text:list-item>
            <text:p text:style-name="P7">Faça um Programa que leia 2 números e em seguida pergunte ao usuário qual operação ele deseja realizar. O resultado da operação deve ser acompanhado de uma frase que diga se o número é:<text:bookmark text:name="line-118"/></text:p>
            <text:list>
              <text:list-item>
                <text:p text:style-name="P7">par ou ímpar;<text:bookmark text:name="line-119"/></text:p>
              </text:list-item>
              <text:list-item>
                <text:p text:style-name="P7">positivo ou negativo;<text:bookmark text:name="line-120"/></text:p>
              </text:list-item>
              <text:list-item>
                <text:p text:style-name="P7">inteiro ou decimal.<text:bookmark text:name="line-121"/><text:bookmark text:name="line-122"/></text:p>
              </text:list-item>
            </text:list>
          </text:list-item>
          <text:list-item>
            <text:p text:style-name="P7">Faça um programa que faça 5 perguntas para uma pessoa sobre um crime. As perguntas são:<text:bookmark text:name="line-123"/><text:bookmark text:name="line-124"/></text:p>
            <text:list>
              <text:list-item>
                <text:p text:style-name="P7">"Telefonou para a vítima?"<text:bookmark text:name="line-125"/></text:p>
              </text:list-item>
              <text:list-item>
                <text:p text:style-name="P7">"Esteve no local do crime?"<text:bookmark text:name="line-126"/></text:p>
              </text:list-item>
              <text:list-item>
                <text:p text:style-name="P7">"Mora perto da vítima?"<text:bookmark text:name="line-127"/></text:p>
              </text:list-item>
              <text:list-item>
                <text:p text:style-name="P7">"Devia para a vítima?"<text:bookmark text:name="line-128"/></text:p>
              </text:list-item>
              <text:list-item>
                <text:p text:style-name="P7">"Já trabalhou com a vítima?" <text:bookmark text:name="line-129"/><text:bookmark text:name="line-130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text:bookmark text:name="line-131"/><text:bookmark text:name="line-132"/></text:p>
              </text:list-item>
            </text:list>
          </text:list-item>
          <text:list-item>
            <text:p text:style-name="P7">Um posto está vendendo combustíveis com a seguinte tabela de descontos:<text:bookmark text:name="line-133"/></text:p>
            <text:list>
              <text:list-item>
                <text:p text:style-name="P7">Álcool:<text:bookmark text:name="line-134"/></text:p>
              </text:list-item>
              <text:list-item>
                <text:p text:style-name="P7">até 20 litros, desconto de 3% por litro<text:bookmark text:name="line-135"/></text:p>
              </text:list-item>
              <text:list-item>
                <text:p text:style-name="P7">acima de 20 litros, desconto de 5% por litro<text:bookmark text:name="line-136"/></text:p>
              </text:list-item>
              <text:list-item>
                <text:p text:style-name="P7">Gasolina:<text:bookmark text:name="line-137"/></text:p>
              </text:list-item>
              <text:list-item>
                <text:p text:style-name="P7">até 20 litros, desconto de 4% por litro<text:bookmark text:name="line-138"/></text:p>
              </text:list-item>
              <text:list-item>
                <text:p text:style-name="P7">acima de 20 litros, desconto de 6% por litro <text:bookmark text:name="line-139"/><text:bookmark text:name="line-140"/>Escreva um algoritmo que leia o número de litros vendidos, o tipo de combustível (codificado da seguinte forma: A-álcool, G-gasolina), calcule e imprima o valor a ser pago pelo cliente sabendo-se que o preço do litro da gasolina é R$ 2,50 o preço do litro do álcool é R$ 1,90.<text:bookmark text:name="line-141"/><text:bookmark text:name="line-142"/></text:p>
              </text:list-item>
            </text:list>
          </text:list-item>
          <text:list-item>
            <text:p text:style-name="P7">Uma fruteira está vendendo frutas com a seguinte tabela de preços:<text:bookmark text:name="line-143"/></text:p>
            <text:list>
              <text:list-item>
                <text:p text:style-name="P5"><text:bookmark text:name="line-144"/><text:bookmark text:name="line-145"/><text:bookmark text:name="line-146"/><text:bookmark text:name="line-147"/><text:bookmark text:name="line-1-2"/><text:s text:c="22"/><text:span text:style-name="T10">Até 5 Kg <text:s text:c="10"/>Acima de 5 Kg</text:span></text:p>
                <text:p text:style-name="P3"><text:bookmark text:name="line-2-2"/>Morango <text:s text:c="8"/>R$ 2,50 por Kg <text:s text:c="9"/>R$ 2,20 por Kg</text:p>
                <text:p text:style-name="P4"><text:bookmark text:name="line-3-2"/>Maçã <text:s text:c="11"/>R$ 1,80 por Kg <text:s text:c="9"/>R$ 1,50 por Kg</text:p>
                <text:p text:style-name="P7"><text:bookmark text:name="line-148"/><text:bookmark text:name="line-149"/>Se o cliente comprar mais de 8 Kg em frutas ou o valor total da compra ultrapassar R$ 25,00, receberá ainda um desconto de 10% sobre este total. Escreva um algoritmo para ler a quantidade (em Kg) de morangos e a quantidade (em Kg) de maças adquiridas e escreva o valor a ser pago pelo cliente.<text:bookmark text:name="line-150"/><text:bookmark text:name="line-151"/><text:bookmark text:name="line-152"/></text:p>
              </text:list-item>
            </text:list>
          </text:list-item>
          <text:list-item>
            <text:p text:style-name="P7">O Hipermercado Tabajara está com uma promoção de carnes que é imperdível. Confira:<text:bookmark text:name="line-153"/><text:bookmark text:name="line-154"/></text:p>
            <text:list>
              <text:list-item>
                <text:p text:style-name="P5"><text:bookmark text:name="line-155"/><text:bookmark text:name="line-156"/><text:bookmark text:name="line-157"/><text:bookmark text:name="line-158"/><text:bookmark text:name="line-159"/><text:bookmark text:name="line-160"/><text:bookmark text:name="line-1-3"/><text:s text:c="22"/><text:span text:style-name="T10">Até 5 Kg <text:s text:c="10"/>Acima de 5 Kg</text:span></text:p>
                <text:p text:style-name="P3"><text:bookmark text:name="line-2-3"/><text:soft-page-break/>File Duplo <text:s text:c="5"/>R$ 4,90 por Kg <text:s text:c="9"/>R$ 5,80 por Kg</text:p>
                <text:p text:style-name="P3"><text:bookmark text:name="line-3-3"/>Alcatra <text:s text:c="8"/>R$ 5,90 por Kg <text:s text:c="9"/>R$ 6,80 por Kg</text:p>
                <text:p text:style-name="P4"><text:bookmark text:name="line-4-2"/>Picanha <text:s text:c="8"/>R$ 6,90 por Kg <text:s text:c="9"/>R$ 7,80 por Kg</text:p>
                <text:p text:style-name="P8"><text:bookmark text:name="line-161"/><text:bookmark text:name="line-162"/>Para atender a todos os clientes, cada cliente poderá levar apenas um dos tipos de carne da promoção, porém não há limites para a quantidade de carne por cliente. Se compra for feita no cartão Tabajara o cliente receberá ainda um desconto de 5% sobre o total da compra. Escreva um programa que peça o tipo e a quantidade de carne comprada pelo usuário e gere um cupom fiscal, contendo as informações da compra: tipo e quantidade de carne, preço total, tipo de pagamento, valor do desconto e valor a pagar.</text:p>
              </text:list-item>
            </text:list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0:03.753235247</meta:creation-date>
    <dc:date>2024-05-30T17:32:01.781552068</dc:date>
    <meta:editing-duration>PT1M58S</meta:editing-duration>
    <meta:editing-cycles>1</meta:editing-cycles>
    <meta:document-statistic meta:table-count="0" meta:image-count="0" meta:object-count="0" meta:page-count="3" meta:paragraph-count="100" meta:word-count="1751" meta:character-count="9404" meta:non-whitespace-character-count="7502"/>
    <meta:generator>LibreOffice/7.3.7.2$Linux_X86_64 LibreOffice_project/30$Build-2</meta:generator>
  </office:meta>
</office:document-meta>
</file>